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4.92mm"/>
    </style:style>
    <style:style style:name="co3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Es un programador y fundador del software libre en el mundo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'Es un programador y desarrollador del kernel de linux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Una fundación sin ánimo de lucro que tiene como objetivo proteger y defender el software libre y sus usuarios/programadores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'Una empresa privada que tiene como objetivo proteger y defender el desarrollo de software y sus usuarios/programadores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General Public Lincese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General Public Line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'Lesser General Public Licens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'Desarrollo el Kernel de Linux pero apoyó en las herramientas implementadas por el proyecto GNU como compilador GCC <text:s/>el depurador GNU Debu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'Es el fundador del software libre en el mundo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'Desarrollor de Debian y las herramientas implementadas necesarias para dar vida a otra distribuciones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'Núcleo es un software que constituye la parte más importante del sistema operativo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'Es el principal responsable de facilitar a los distintos programas acceso seguro al hardware de la computadora en forma básica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'Es el encargado de gestionar recursos a travez del servicio de llamadas al sistema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'Todas son correctas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'Ejecutarlo <text:s/>estudiar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'Descargalo <text:s/>Modificarlo y venderlo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'Estudiarlo <text:s/>Modificarlo y venderlo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'Una recopliación de apicaciones y herramientas junto al núcleo de Linux. Se encuentran empaquetadas de una determinada manera con utilidades extras para facilitar la configuración del sistema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'Un pack de apicaciones y herramientas junto al núcleo de Linux o windows. que sirven para facilitar la configuración del sistema y sus periferico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Todos ganan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Una persona se hace humana a través de las otras personas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'Humanidad hacia otras personas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Debia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Arch linux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'Red Hat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'Ext4 y Ext2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'Ext4 y Fat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'NTF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'El espacio de intercambio es una zona del disco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'Particion primaria para guardar todos los documento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'GRUB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'CRUB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'TRUB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#mount/dev/sda1/media/[unidad]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'#umount/media/[unidad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/ directorio principal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/home directorio principal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'/usr directorio principal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Samba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'Vino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Se refiere a los servicios del sistema.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'Se refiere a los servicios de actualizaciones.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apt-get install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apt-get update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apt-get upgrad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'apt-get remov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apt-get upgrade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apt-get install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apt-get updat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'apt-get remov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apt-get install [aplicación]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apt-get remove [aplicación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'apt-get update [aplicación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apt-get remove [aplicación]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'apt-get delete [aplicación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apt-get remove --purge [aplicación]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apt-get remove <text:s/>[aplicación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'apt-get remove all [aplicación]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shutdown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rm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'su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passwd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mount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'netstat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UBUNTU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FEDORA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'MANJARO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Repositorio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Intaladore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'Tienda Online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cd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ls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'ac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Cinnamo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Leopard'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'Tiger'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20:55:59.5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20:47:27.690000000</meta:creation-date>
    <dc:date>2021-12-04T20:56:23.821000000</dc:date>
    <meta:editing-duration>PT7M31S</meta:editing-duration>
    <meta:editing-cycles>5</meta:editing-cycles>
    <meta:generator>LibreOffice/6.3.2.2$Windows_X86_64 LibreOffice_project/98b30e735bda24bc04ab42594c85f7fd8be07b9c</meta:generator>
    <meta:document-statistic meta:table-count="1" meta:cell-count="304" meta:object-count="0"/>
  </office:meta>
</office:document-meta>
</file>